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3.95cm"/>
    </style:style>
    <style:style style:name="pr3" style:family="presentation" style:parent-style-name="Padrão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2" draw:layer="layout" svg:width="25.199cm" svg:height="14.2cm" svg:x="1.4cm" svg:y="4.6cm" presentation:class="outline">
          <draw:text-box>
            <text:list text:style-name="L2">
              <text:list-item>
                <text:p>Selecionar o estilo de ramificação</text:p>
                <text:list>
                  <text:list-item>
                    <text:p>Antecipado ou adiado</text:p>
                    <text:list>
                      <text:list-item>
                        <text:p>Antecipado: mais formal, maior isolamento e controle</text:p>
                      </text:list-item>
                      <text:list-item>
                        <text:p>Adiado: maior produtividade, menos isolamento, maior risco</text:p>
                      </text:list-item>
                    </text:list>
                  </text:list-item>
                </text:list>
              </text:list-item>
              <text:list-item>
                <text:p>Selecionar o estilo de junção</text:p>
                <text:list>
                  <text:list-item>
                    <text:p>Relaxado ou restrito</text:p>
                    <text:list>
                      <text:list-item>
                        <text:p>Relaxado: mais ativo, mais arriscado.</text:p>
                      </text:list-item>
                      <text:list-item>
                        <text:p>Restrito: mais seguro, gera mais codelines</text:p>
                      </text:list-item>
                    </text:list>
                  </text:list-item>
                  <text:list-item>
                    <text:p>Pode haver mesclas n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2" draw:layer="layout" svg:width="25.199cm" svg:height="14.2cm" svg:x="1.4cm" svg:y="4.6cm" presentation:class="outline">
          <draw:text-box>
            <text:list text:style-name="L2">
              <text:list-item>
                <text:p>Começar simples</text:p>
                <text:list>
                  <text:list-item>
                    <text:p>Evitar trabalhos desnecessários</text:p>
                  </text:list-item>
                </text:list>
              </text:list-item>
              <text:list-item>
                <text:p>Mudar as escolhas se necessário</text:p>
                <text:list>
                  <text:list-item>
                    <text:p>Variantes</text:p>
                  </text:list-item>
                  <text:list-item>
                    <text:p>Mais controle (relaxado para restrito)</text:p>
                  </text:list-item>
                </text:list>
              </text:list-item>
              <text:list-item>
                <text:p>Considerar necessidades do proje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6T11:53:02.93</dc:date>
    <meta:editing-duration>PT1H6M19S</meta:editing-duration>
    <meta:editing-cycles>18</meta:editing-cycles>
    <meta:generator>LibreOffice/4.0.3.3$Windows_x86 LibreOffice_project/0eaa50a932c8f2199a615e1eb30f7ac74279539</meta:generator>
    <meta:document-statistic meta:object-count="29"/>
  </office:meta>
</office:document-meta>
</file>